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text-properties officeooo:paragraph-rsid="001fa3e8"/>
    </style:style>
    <style:style style:name="P3" style:family="paragraph" style:parent-style-name="Text_20_body">
      <style:paragraph-properties fo:text-align="start" style:justify-single-word="false"/>
      <style:text-properties officeooo:paragraph-rsid="001fa3e8"/>
    </style:style>
    <style:style style:name="P4" style:family="paragraph" style:parent-style-name="Text_20_body">
      <style:text-properties officeooo:rsid="002273d3" officeooo:paragraph-rsid="002273d3"/>
    </style:style>
    <style:style style:name="P5" style:family="paragraph" style:parent-style-name="Text_20_body">
      <style:text-properties officeooo:rsid="0022f47b" officeooo:paragraph-rsid="0022f47b"/>
    </style:style>
    <style:style style:name="P6" style:family="paragraph" style:parent-style-name="Text_20_body">
      <style:text-properties officeooo:rsid="0028ffd6" officeooo:paragraph-rsid="0028ffd6"/>
    </style:style>
    <style:style style:name="P7" style:family="paragraph" style:parent-style-name="Text_20_body">
      <style:text-properties officeooo:rsid="0029ef0d" officeooo:paragraph-rsid="0029ef0d"/>
    </style:style>
    <style:style style:name="P8" style:family="paragraph" style:parent-style-name="Text_20_body">
      <style:text-properties officeooo:rsid="0035198e" officeooo:paragraph-rsid="0035198e"/>
    </style:style>
    <style:style style:name="P9" style:family="paragraph" style:parent-style-name="Text_20_body">
      <style:paragraph-properties fo:text-align="start" style:justify-single-word="false"/>
      <style:text-properties officeooo:rsid="003d1b31" officeooo:paragraph-rsid="003d1b31"/>
    </style:style>
    <style:style style:name="P10" style:family="paragraph" style:parent-style-name="Text_20_body">
      <style:paragraph-properties fo:text-align="start" style:justify-single-word="false"/>
      <style:text-properties officeooo:rsid="00479106" officeooo:paragraph-rsid="00479106"/>
    </style:style>
    <style:style style:name="P11" style:family="paragraph" style:parent-style-name="Text_20_body">
      <style:paragraph-properties fo:text-align="start" style:justify-single-word="false"/>
      <style:text-properties officeooo:rsid="0048a943" officeooo:paragraph-rsid="0048a943"/>
    </style:style>
    <style:style style:name="P12" style:family="paragraph" style:parent-style-name="Title">
      <style:text-properties officeooo:paragraph-rsid="00213ab0"/>
    </style:style>
    <style:style style:name="P13" style:family="paragraph" style:parent-style-name="Title">
      <style:text-properties fo:font-size="20pt" style:font-size-asian="20pt" style:font-size-complex="20pt"/>
    </style:style>
    <style:style style:name="P14" style:family="paragraph" style:parent-style-name="Title">
      <style:text-properties fo:font-size="20pt" officeooo:paragraph-rsid="00213ab0" style:font-size-asian="20pt" style:font-size-complex="20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text-align="center" style:justify-single-word="false" fo:break-before="page"/>
      <style:text-properties officeooo:rsid="001fa3e8" officeooo:paragraph-rsid="001fa3e8"/>
    </style:style>
    <style:style style:name="T1" style:family="text">
      <style:text-properties officeooo:rsid="00218125"/>
    </style:style>
    <style:style style:name="T2" style:family="text">
      <style:text-properties officeooo:rsid="00235e5e"/>
    </style:style>
    <style:style style:name="T3" style:family="text">
      <style:text-properties officeooo:rsid="0024b780"/>
    </style:style>
    <style:style style:name="T4" style:family="text">
      <style:text-properties officeooo:rsid="0025fc63"/>
    </style:style>
    <style:style style:name="T5" style:family="text">
      <style:text-properties officeooo:rsid="002758c6"/>
    </style:style>
    <style:style style:name="T6" style:family="text">
      <style:text-properties officeooo:rsid="0029d0e9"/>
    </style:style>
    <style:style style:name="T7" style:family="text">
      <style:text-properties officeooo:rsid="002bc16c"/>
    </style:style>
    <style:style style:name="T8" style:family="text">
      <style:text-properties officeooo:rsid="002cc7e2"/>
    </style:style>
    <style:style style:name="T9" style:family="text">
      <style:text-properties officeooo:rsid="002d1ebf"/>
    </style:style>
    <style:style style:name="T10" style:family="text">
      <style:text-properties officeooo:rsid="00335a25"/>
    </style:style>
    <style:style style:name="T11" style:family="text">
      <style:text-properties officeooo:rsid="00347375"/>
    </style:style>
    <style:style style:name="T12" style:family="text">
      <style:text-properties officeooo:rsid="0036d3c4"/>
    </style:style>
    <style:style style:name="T13" style:family="text">
      <style:text-properties officeooo:rsid="0038812e"/>
    </style:style>
    <style:style style:name="T14" style:family="text">
      <style:text-properties officeooo:rsid="00392dd6"/>
    </style:style>
    <style:style style:name="T15" style:family="text">
      <style:text-properties officeooo:rsid="003b2418"/>
    </style:style>
    <style:style style:name="T16" style:family="text">
      <style:text-properties officeooo:rsid="003cba90"/>
    </style:style>
    <style:style style:name="T17" style:family="text">
      <style:text-properties officeooo:rsid="003ef24a"/>
    </style:style>
    <style:style style:name="T18" style:family="text">
      <style:text-properties officeooo:rsid="003f9adb"/>
    </style:style>
    <style:style style:name="T19" style:family="text">
      <style:text-properties officeooo:rsid="00414184"/>
    </style:style>
    <style:style style:name="T20" style:family="text">
      <style:text-properties officeooo:rsid="004243f1"/>
    </style:style>
    <style:style style:name="T21" style:family="text">
      <style:text-properties officeooo:rsid="004308e1"/>
    </style:style>
    <style:style style:name="T22" style:family="text">
      <style:text-properties officeooo:rsid="00450670"/>
    </style:style>
    <style:style style:name="T23" style:family="text">
      <style:text-properties officeooo:rsid="0046b0a9"/>
    </style:style>
    <style:style style:name="T24" style:family="text">
      <style:text-properties officeooo:rsid="00488cc8"/>
    </style:style>
    <style:style style:name="T25" style:family="text">
      <style:text-properties officeooo:rsid="004922e3"/>
    </style:style>
    <style:style style:name="T26" style:family="text">
      <style:text-properties officeooo:rsid="0049a940"/>
    </style:style>
    <style:style style:name="T27" style:family="text">
      <style:text-properties officeooo:rsid="004aa60a"/>
    </style:style>
    <style:style style:name="T28" style:family="text">
      <style:text-properties officeooo:rsid="004af835"/>
    </style:style>
    <style:style style:name="T29" style:family="text">
      <style:text-properties officeooo:rsid="004b61e7"/>
    </style:style>
    <style:style style:name="T30" style:family="text">
      <style:text-properties officeooo:rsid="004b9399"/>
    </style:style>
    <style:style style:name="T31" style:family="text">
      <style:text-properties officeooo:rsid="004d4969"/>
    </style:style>
    <style:style style:name="T32" style:family="text">
      <style:text-properties officeooo:rsid="004d79e6"/>
    </style:style>
    <style:style style:name="T33" style:family="text">
      <style:text-properties officeooo:rsid="004f01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ject plan</text:p>
      <text:p text:style-name="P12">Blackboard</text:p>
      <text:p text:style-name="P14"><text:span text:style-name="T1">T</text:span>he digital schoolboar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15"><text:a xlink:type="simple" xlink:href="#__RefHeading___Toc139_3441791658" text:style-name="Index_20_Link" text:visited-style-name="Index_20_Link">Introduction<text:tab/>3</text:a></text:p>
          <text:p text:style-name="P15"><text:a xlink:type="simple" xlink:href="#__RefHeading___Toc141_3441791658" text:style-name="Index_20_Link" text:visited-style-name="Index_20_Link">1. Problem orientation<text:tab/>4</text:a></text:p>
          <text:p text:style-name="P15"><text:a xlink:type="simple" xlink:href="#__RefHeading___Toc143_3441791658" text:style-name="Index_20_Link" text:visited-style-name="Index_20_Link">2. Project analysis<text:tab/>5</text:a></text:p>
          <text:p text:style-name="P15"><text:a xlink:type="simple" xlink:href="#__RefHeading___Toc145_3441791658" text:style-name="Index_20_Link" text:visited-style-name="Index_20_Link">3. Research plan<text:tab/>6</text:a></text:p>
          <text:p text:style-name="P15"><text:a xlink:type="simple" xlink:href="#__RefHeading___Toc147_3441791658" text:style-name="Index_20_Link" text:visited-style-name="Index_20_Link">4. Research justification<text:tab/>7</text:a></text:p>
          <text:p text:style-name="P15"><text:a xlink:type="simple" xlink:href="#__RefHeading___Toc149_3441791658" text:style-name="Index_20_Link" text:visited-style-name="Index_20_Link">5. Limitations and Conditions<text:tab/>8</text:a></text:p>
        </text:index-body>
      </text:table-of-content>
      <text:p text:style-name="Preformatted_20_Text"/>
      <text:h text:style-name="P17" text:outline-level="1"><text:bookmark-start text:name="__RefHeading___Toc139_3441791658"/>Introduction<text:bookmark-end text:name="__RefHeading___Toc139_3441791658"/></text:h>
      <text:p text:style-name="P2"/>
      <text:p text:style-name="P4">This project plan has been created for the Hogeschool van Arnhem en Nijmegen as part of the Flexible Project in Semester 6.</text:p>
      <text:p text:style-name="P5">This project is being conducted by a single Embedded Systems Engineering student and is meant to lay a foundation for the development of an open-sourced, drawing program, specifically designed to be used for online teaching. <text:span text:style-name="T2">The program is being designed to be used as an alternative to the user-unfriendly versions that are currently available. It is also intended to be used on a wider range of operating systems </text:span><text:span text:style-name="T3">and to simplify drawing the most used figures. </text:span><text:span text:style-name="T4">The project will also look into </text:span><text:span text:style-name="T5">the usage of devices, other than the standard trackpad or mouse, to further increase the ease of usage.</text:span></text:p>
      <text:p text:style-name="P5"/>
      <text:p text:style-name="P6">The stakeholders for this project are the following:</text:p>
      <text:p text:style-name="P6">- Students</text:p>
      <text:p text:style-name="P6">- Teachers</text:p>
      <text:p text:style-name="P6">- <text:span text:style-name="T6">Universities</text:span></text:p>
      <text:h text:style-name="P17" text:outline-level="1"><text:bookmark-start text:name="__RefHeading___Toc141_3441791658"/>1. Problem orientation<text:bookmark-end text:name="__RefHeading___Toc141_3441791658"/></text:h>
      <text:p text:style-name="P7"/>
      <text:p text:style-name="P7">This project is being developed after <text:span text:style-name="T7">the development of a small personal project. This project was the creation of a simple drawing program, where the drawings could be saved and which would be easy to operate and work on a Linux based system. </text:span><text:span text:style-name="T8">At the same time, it was noticed that with, the now necessary, online teaching, teachers did not use any means of drawing, as was used </text:span><text:span text:style-name="T10">previously </text:span><text:span text:style-name="T8">on the University blackboards. </text:span><text:span text:style-name="T9">This meant student</text:span><text:span text:style-name="T11">s</text:span><text:span text:style-name="T9"> could only listen to the teacher and read from the textbook, taking away an important visual aspect.</text:span></text:p>
      <text:p text:style-name="P8">To improve this, a program is needed that is attractive and easy to use <text:span text:style-name="T12">and preferably requires no </text:span><text:span text:style-name="T13">additional hardware to be used, and only </text:span><text:span text:style-name="T14">little </text:span><text:span text:style-name="T16">and affordable</text:span><text:span text:style-name="T14"> hardware to </text:span><text:span text:style-name="T15">improve the ease of use.</text:span></text:p>
      <text:h text:style-name="P17" text:outline-level="1"><text:bookmark-start text:name="__RefHeading___Toc143_3441791658"/>2. Project analysis<text:bookmark-end text:name="__RefHeading___Toc143_3441791658"/></text:h>
      <text:p text:style-name="P3"/>
      <text:p text:style-name="P9">The program is to be used by teachers and students <text:span text:style-name="T17">as the main target group </text:span><text:span text:style-name="T20">and should be affordable for this group</text:span><text:span text:style-name="T17">. </text:span><text:span text:style-name="T18">It should be </text:span><text:span text:style-name="T19">different from standard drawing programs in a way that it is specifically designed for educational use </text:span><text:span text:style-name="T21">and user friendly for this purpose. </text:span><text:span text:style-name="T22">The program should not require hardware to use it, </text:span><text:span text:style-name="T23">but might provide improved user friendliness when certain hardware is used.</text:span></text:p>
      <text:p text:style-name="P10">For this reason, the problems with <text:span text:style-name="T24">the user friendliness of </text:span>current drawing programs for this purpose should be identified.</text:p>
      <text:p text:style-name="P11">Since making digital drawings with a standard mouse can be considered difficult, <text:span text:style-name="T25">possible solutions should be found, either by </text:span><text:span text:style-name="T26">software solutions or hardware solutions. </text:span><text:span text:style-name="T27">Once this is done, </text:span><text:span text:style-name="T28">it is important to take the financial aspect into account </text:span><text:span text:style-name="T29">and </text:span><text:span text:style-name="T30">weigh</text:span><text:span text:style-name="T31">t </text:span><text:span text:style-name="T33">the solutions </text:span><text:span text:style-name="T32">with these aspects in mind</text:span><text:span text:style-name="T28">.</text:span></text:p>
      <text:p text:style-name="P11"/>
      <text:h text:style-name="P17" text:outline-level="1"><text:bookmark-start text:name="__RefHeading___Toc145_3441791658"/>3. Research plan<text:bookmark-end text:name="__RefHeading___Toc145_3441791658"/></text:h>
      <text:p text:style-name="P3"/>
      <text:h text:style-name="P17" text:outline-level="1"><text:bookmark-start text:name="__RefHeading___Toc147_3441791658"/>4. Research justification<text:bookmark-end text:name="__RefHeading___Toc147_3441791658"/></text:h>
      <text:p text:style-name="P3"/>
      <text:h text:style-name="P17" text:outline-level="1"><text:bookmark-start text:name="__RefHeading___Toc149_3441791658"/>5. Limitations and Conditions<text:bookmark-end text:name="__RefHeading___Toc149_3441791658"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09:15:46.826393170</dc:date>
    <meta:editing-duration>P2DT5H34M23S</meta:editing-duration>
    <meta:editing-cycles>56</meta:editing-cycles>
    <meta:generator>LibreOffice/6.4.3.2$Linux_X86_64 LibreOffice_project/40$Build-2</meta:generator>
    <meta:document-statistic meta:table-count="0" meta:image-count="0" meta:object-count="0" meta:page-count="8" meta:paragraph-count="27" meta:word-count="446" meta:character-count="2682" meta:non-whitespace-character-count="2263"/>
  </office:meta>
</office:document-meta>
</file>